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size="12pt" fo:font-weight="bold" style:font-size-asian="10.5pt" style:font-weight-asian="bold" style:font-size-complex="12pt" style:font-weight-complex="bold"/>
    </style:style>
    <style:style style:name="P3" style:family="paragraph" style:parent-style-name="Standard">
      <style:text-properties fo:font-size="12pt" fo:font-style="normal" fo:font-weight="bold" style:font-size-asian="10.5pt" style:font-style-asian="normal" style:font-weight-asian="bold" style:font-size-complex="12pt" style:font-style-complex="normal" style:font-weight-complex="bold"/>
    </style:style>
    <style:style style:name="P4" style:family="paragraph" style:parent-style-name="Standard">
      <style:text-properties fo:font-size="12pt" fo:font-style="normal" fo:font-weight="normal" style:font-size-asian="10.5pt" style:font-style-asian="normal" style:font-weight-asian="normal" style:font-size-complex="12pt" style:font-style-complex="normal" style:font-weight-complex="normal"/>
    </style:style>
    <style:style style:name="P5" style:family="paragraph" style:parent-style-name="Standard">
      <style:text-properties fo:font-size="12pt" fo:font-weight="bold" style:font-size-asian="10.5pt" style:font-weight-asian="bold" style:font-size-complex="12pt" style:font-weight-complex="bold"/>
    </style:style>
    <style:style style:name="P6" style:family="paragraph" style:parent-style-name="Standard">
      <style:text-properties fo:font-style="normal" style:font-style-asian="normal" style:font-style-complex="normal"/>
    </style:style>
    <style:style style:name="P7" style:family="paragraph" style:parent-style-name="Standard">
      <style:text-properties fo:font-style="normal" fo:font-weight="bold" style:font-style-asian="normal" style:font-weight-asian="bold" style:font-style-complex="normal" style:font-weight-complex="bold"/>
    </style:style>
    <style:style style:name="P8" style:family="paragraph" style:parent-style-name="Standard">
      <style:text-properties fo:font-style="normal" fo:font-weight="normal" style:font-style-asian="normal" style:font-weight-asian="normal" style:font-style-complex="normal" style:font-weight-complex="normal"/>
    </style:style>
    <style:style style:name="P9" style:family="paragraph" style:parent-style-name="Standard">
      <style:text-properties fo:font-weight="bold" style:font-weight-asian="bold" style:font-weight-complex="bold"/>
    </style:style>
    <style:style style:name="P10" style:family="paragraph" style:parent-style-name="Standard">
      <style:text-properties fo:font-weight="normal" style:font-weight-asian="normal" style:font-weight-complex="normal"/>
    </style:style>
    <style:style style:name="P11" style:family="paragraph" style:parent-style-name="Standard">
      <style:paragraph-properties fo:text-align="center" style:justify-single-word="false"/>
      <style:text-properties fo:font-size="16pt" fo:font-weight="bold" style:font-size-asian="14pt" style:font-weight-asian="bold" style:font-size-complex="16pt" style:font-weight-complex="bold"/>
    </style:style>
    <style:style style:name="P12"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13"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normal" style:font-style-asian="normal" style:font-style-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fo:font-weight="normal" style:font-style-asian="normal" style:font-weight-asian="bold" style:font-style-complex="normal" style:font-weight-complex="normal"/>
    </style:style>
    <style:style style:name="T7" style:family="text">
      <style:text-properties fo:font-style="normal" fo:font-weight="bold" style:font-style-asian="normal" style:font-weight-asian="normal" style:font-style-complex="normal" style:font-weight-complex="normal"/>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fo:font-weight="normal" style:font-weight-asian="normal" style:font-weight-complex="normal"/>
    </style:style>
    <style:style style:name="T10" style:family="text">
      <style:text-properties style:text-position="super 58%" fo:font-style="normal" style:font-style-asian="normal" style:font-style-complex="normal"/>
    </style:style>
    <style:style style:name="T11" style:family="text">
      <style:text-properties fo:font-weight="bold"/>
    </style:style>
    <style:style style:name="T12" style:family="text">
      <style:text-properties style:font-weight-asian="bold"/>
    </style:style>
    <style:style style:name="T13" style:family="text">
      <style:text-properties style:font-weight-complex="bold"/>
    </style:style>
    <style:style style:name="T14" style:family="text">
      <style:text-properties fo:font-size="18pt" fo:font-style="normal" fo:font-weight="normal" style:font-style-asian="normal" style:font-weight-asian="normal" style:font-style-complex="normal" style:font-weight-complex="normal"/>
    </style:style>
    <style:style style:name="T15" style:family="text">
      <style:text-properties fo:font-size="18pt" fo:font-style="normal" fo:font-weight="normal" style:font-style-asian="normal" style:font-weight-asian="bold" style:font-style-complex="normal" style:font-weight-complex="bold"/>
    </style:style>
    <style:style style:name="T16"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7" style:family="text">
      <style:text-properties fo:font-size="12pt" fo:font-style="normal" fo:font-weight="normal" style:font-size-asian="12pt" style:font-style-asian="normal" style:font-weight-asian="bold" style:font-size-complex="12pt" style:font-style-complex="normal" style:font-weight-complex="bold"/>
    </style:style>
    <style:style style:name="T18" style:family="text">
      <style:text-properties fo:font-size="12pt" fo:font-style="italic" fo:font-weight="normal" style:font-size-asian="12pt" style:font-style-asian="italic" style:font-weight-asian="bold" style:font-size-complex="12pt" style:font-style-complex="italic"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3">Warrantless Wiretapping</text:p>
      <text:p text:style-name="P11"/>
      <text:p text:style-name="P12">An Attempted ANT Case Study</text:p>
      <text:p text:style-name="P2"/>
      <text:p text:style-name="P2"/>
      <text:p text:style-name="P2"/>
      <text:p text:style-name="P2"/>
      <text:p text:style-name="P2"/>
      <text:p text:style-name="P2">Student: <text:tab/><text:span text:style-name="T9">John Haltiwanger</text:span></text:p>
      <text:p text:style-name="P3">Course:<text:tab/><text:span text:style-name="T9">Transformation of Politics (MC8143)</text:span></text:p>
      <text:p text:style-name="P3">Assignment:<text:tab/><text:span text:style-name="T9">Week 1</text:span></text:p>
      <text:p text:style-name="P3">Date:<text:tab/><text:tab/><text:span text:style-name="T9">3 February 2010</text:span></text:p>
      <text:p text:style-name="P4"/>
      <text:p text:style-name="P4"/>
      <text:p text:style-name="P1"/>
      <text:p text:style-name="P1"/>
      <text:p text:style-name="P1"/>
      <text:p text:style-name="P1">Introductory Summation</text:p>
      <text:p text:style-name="Standard"/>
      <text:p text:style-name="Standard">In his 2005 text <text:span text:style-name="T1">Reassembling the Social</text:span><text:span text:style-name="T4">, Bruno Latour delivers what amounts to a decapitating blow to traditional sociology. By effectively demonstrating the fact that rather than truly describing that which they research, sociologists instead remove agency from their subjects of study by forcing their actions to fit preordained “social forces” (which Latour rightly compares to the “ether” of 18</text:span><text:span text:style-name="T10">th</text:span><text:span text:style-name="T4"> century physics). <text:s/>To reverse course, Latour suggests a path of uncertainties along which one investigates controversies as traces of associations—he calls this a sociology of associations, wherein the social is a performative movement. There are five uncertainties, which pertain to the following: groups (which must now be established empirically in each instance of invocation according to relationships between actors, often found through controversy), actions (they are to be conceived of as knots of multiple agency that never arise in a vacuum), objects (now understood to often take on the role of mediators), facts (no longer to be considered concrete </text:span><text:span text:style-name="T1">a prioris</text:span><text:span text:style-name="T4"> but rather continuously evolving actors themselves that are described as “concerns”), and the text itself (which should not only question its own importance and validity, but should strive to “perform the social” by instigating new relationships—in other words the text should ideally become a mediator in its own right). Mediators, in contrast to intermediaries,</text:span> “transform, translate, distort, and modify the meaning or the elements they are supposed to carry<text:span text:style-name="T4">” (Latour 2005: 39), whereas intermediaries transport meaning un-modified. One of the stark differences between a sociology of association and a sociology of the social is the ratio of mediators to intermediaries—because the latter are more likely to attribute agency to abstract social forces rather than humans or objects, they are more likely to see those things as intermediaries rather than mediators.</text:span></text:p>
      <text:p text:style-name="Standard"><text:span text:style-name="T4">This sociology of associations that Latour proposes is one in which “there is no society, no social realm, and no social ties, </text:span><text:span text:style-name="T1">but there exist translations between mediators that may generate </text:span><text:span text:style-name="T4">traceable</text:span><text:span text:style-name="T1"> associations</text:span><text:span text:style-name="T4">” (Latour 2005: 108). Not only this, but there are no “facts” in a traditional since. That is, Latour calls for a shift from 'matters of fact' to 'matters of concern,' a linguistic turn that aims to re-think objects (heretofore reduced to “facts” of “Nature”) as 'gatherings' which are as capable of agency as any human actor. Unlike matters of fact, which can become invisible due to their existence as facts allows them to remain unmentioned or un-elaborated, matters of concern are perfect objects for study because they leave traces, that is to say, data (Latour 2005: 115). Matters of concern are also pluralistic</text:span><text:soft-page-break/><text:span text:style-name="T4">—facts are rarely the stable things they are thought to be and are often in active dispute. Therefore a sociology of associations must view them through the various connections that result from these 'object' mediators translating between various agencies that may have differing viewpoints. Further, those differing viewpoints could be seen as mediators as they form and re-form in antagonism or support of one another. Therefore ANT “has to be able to register differences, absorb multiplicity, to be remade or each new case at hand” (Latour 2005: 121). Along with all the other new vocabulary, Latour offers a new ANT definition for 'network': “a string of actions where each participant is treated as a full-blown mediator” (Latour 2005: 128). (Those actions, of course, are 'translations'). However, Latour is quick to stress that the ANT conception of a network is not a “thing out there”; like a map, it is not the territory it describes but a means to begin description of relationships between the entities contained therein (Latour 2005: 131). Latour lends deep emphasis to creating texts that can potentially serve as “provisional staging grounds for the connections it has managed to deploy” (Latour 2005: 139). The efficacy of this approach is demonstrated and extended in the careful mapping of 'contentious politics' found in Charles Tilly and Sidney Tarrow's book of the same name (Tilly and Tarrow 2006).</text:span></text:p>
      <text:p text:style-name="Standard"><text:span text:style-name="T4"/></text:p>
      <text:p text:style-name="P1"><text:span text:style-name="T4">An Attempt at an ANT Case Study</text:span></text:p>
      <text:p text:style-name="P1"><text:span text:style-name="T4"/></text:p>
      <text:p text:style-name="P10"><text:span text:style-name="T4">First unveiled in a whistleblowing </text:span><text:span text:style-name="T1">New York Times</text:span><text:span text:style-name="T4"> article in December 2005, the United States National Security Agency's warrantless wiretapping program has been a source of controversy ever since (Risen and Lichtblau 2005). The length of the controversy lends itself to many individual actors, as even the original publication is marred by the admission that its printing was delayed by </text:span><text:span text:style-name="T1">Times </text:span><text:span text:style-name="T4">editor Bill Keller for over a year in order to avoid disturbing the 2004 presidential elections (Grieve 2006). This is not to mention the nearly endless number of court cases, judges, politicians, lawyers, organizations, and journalists that have entered the story sense. Condensing them into generalities for the time being, we can identify the primary actors as</text:span></text:p>
      <text:p text:style-name="P10"><text:span text:style-name="T4"/></text:p>
      <text:p text:style-name="P10"><text:span text:style-name="T4"><text:tab/>a) court cases and the organizations providing legal support to those cases</text:span></text:p>
      <text:p text:style-name="P10"><text:span text:style-name="T4"><text:tab/>b) the U.S. Government</text:span></text:p>
      <text:p text:style-name="P10"><text:span text:style-name="T4"><text:tab/>c) the press and the blog spheres<text:line-break/><text:tab/>d) the telecommunications companies</text:span></text:p>
      <text:p text:style-name="P10"><text:span text:style-name="T4"/></text:p>
      <text:p text:style-name="P10"><text:span text:style-name="T4">As court cases tend to be generous generators of controversy, it appears to make the most sense to expand on them first. The initial response was a flood of civil suits based on contractual privacy violations against telecommunications companies that were implicated in the wiretapping program. These were consolidated under one ruling and later dismissed after a retroactive immunity clause was passed in an unnecessary revision of the Foreign Intelligence Surveillance Act (FISA) in 2008. Other cases which lasted longer involved classified evidence that the plaintiffs feel would exonerate their position and/or provide distinct proof of warrantless wiretapping. One of these is yet to see its final ruling, though the Obama administration has retained the previous incumbent position that the admission of the classified evidence would harm national security and is thus subject to the executive branch's states secrets privilege (Kravets 2009). The basic thrust of the court cases is the unconstitutionality of warrantless wiretapping as an unlawful search and seizure of the Fourth Amendment. In this way the plaintiffs in the cases believe that the very Constitution of the United States is at stake in their trials. The plaintiffs are supported by organizations such as the Electronic Frontier Foundation (EFF) and the American Civil Liberties Union (ACLU) which exist organizational mandates to protect the Constitution. Their resolution to the issue involves the suspension of the <text:s/>“secret” program and the re-institution of the right of a citizen to not be wiretapped without a warrant, which would be seen as a Constitutional victory.</text:span></text:p>
      <text:p text:style-name="Standard"><text:span text:style-name="T5"><text:tab/>The U.S. Government is the agglomeration of the Executive, Legislative, and Judicial branches, </text:span><text:soft-page-break/><text:span text:style-name="T5">each of which have played distinct roles over the course of the controversy. Their position is based on the states secret privilege, meaning that their position is that the executive branch has the authority to bar the release of evidence it feels is compromising to national security. The Legislative branch has fallen into a similar position, granting telecommunications companies immunity for their illegal actions and revising FISA in both 2007 and 2008 to allow not only retroactive leeway for the parties involved, but to grease the wheels for the program to continue. The Judicial branch, inasmuch as it dismissed or ruled against the plaintiffs in every case except for the pending has generally expressed the same sentiment regarding the state secret privilege. However, one important case that continues is </text:span><text:bookmark-start text:name="DDE_LINK"/><text:span text:style-name="T1">Al-Haramain Islamic Foundation et al. v. Obama</text:span><text:bookmark-end text:name="DDE_LINK"/><text:span text:style-name="T4">, in which the presiding judge has ignored the Obama administration's appeal to dismiss and it's appeal to stay that case. A separate ruling recently fell against the plaintiffs in </text:span><text:span text:style-name="T1">Jewel, et al v. National Security Agency</text:span><text:span text:style-name="T4">, reminding that the Judicial branch remains an actor that itself contains many various actors of oppositional opinions. The Constitution itself is being lumped into this category for now, though we find it likely that it will represent an important actor in the narrative generated through tracing this network. The resolution to the controversy proposed by the government is the continuation and normalization of the program as a legal right of the Executive branch.</text:span></text:p>
      <text:p text:style-name="Standard"><text:span text:style-name="T4"><text:tab/>The press is sometimes called the “Fourth Branch” of government, reflecting its status as a (potentially) potent actor in the balance of power that represents U.S. Politics. That </text:span><text:span text:style-name="T1">The New York Times</text:span><text:span text:style-name="T4"> released the whistle-blowing story could be considered an indication of this. It's importance as an actor in this controversy can thus not be overstated. Yet that fact must be balanced with the aforementioned reality that the same paper had the same story in 2004 and refused to release it because it might not be “fair” to George W. Bush considering the proximity of the story to that year's election (Grieve 2006). This revelation provides potent ammunition to the growing argument that the press itself is largely compromised and is complicit to government demands in its tone and coverage. Still, the press and the blog spheres are split between supporting the plaintiff's Constitutional argument and hand-waving for the government utilizing the potent tools of fear, state secrets, and silence in varying measures. The press either supports the Constitutional position for resolution of the issue or the government's and does not appear to offer solutions of its own.</text:span></text:p>
      <text:p text:style-name="Standard"><text:span text:style-name="T4"><text:tab/>The telecommunications companies are a curious actor to place in the network. As the enabling element for the entire program, their agency is extreme. Yet in the narrative they don't produce much data because the results of the program are protected as states secrets and because remaining as silent as possible on the issue is apparently economically prudent. Of the entire spread of telecoms, QWEST was the only company to turn the government down. The government's response was to withdraw contracts worth hundreds of millions of dollars and initiate a criminal case of insider trading against then-CEO Joseph Nachio (Nakashima and Eggen 2007). Other than enabling (formerly) illegal wiretapping and perhaps clandestinely lobbying for the FISA amendments in 2007 and 2008, the telecommunications companies produce few observable traces. The resolution that these companies can be inferred to support is the continuing operation of their lucrative surveillance contracts under a revised vision of the Constitution that does not hold warrantless surveillance as unlawful search and seizure.</text:span></text:p>
      <text:p text:style-name="P10"><text:span text:style-name="T4"><text:tab/></text:span></text:p>
      <text:p text:style-name="P10"><text:span text:style-name="T4"><text:tab/></text:span><text:span text:style-name="T8">Connections</text:span></text:p>
      <text:p text:style-name="P10"><text:span text:style-name="T8"/></text:p>
      <text:p text:style-name="P10"><text:span text:style-name="T4">The press stands in both antagonism and support of the government. Between altering important article release schedules for the government's benefit and a general hand-waving or silence among many mainstream media outlets, it becomes apparent that there is some form of modulating translations between the two where the former influences the decisions of the latter. The ire of the press has certainly not stopped the Obama administration from maintaining the Bush administration's justifications of the program. Though the program is secret and its status unverifiable, this maintenance </text:span><text:soft-page-break/><text:span text:style-name="T4">of position implies that the program itself is ongoing. If the government has some leveraged control over the press, it is being used to deny the controversy space for expression while playing up the importance of state secrets and national security. Yet the press, like the Judicial branch of the government, is far from monolithic—inside it too are voices of concern for the Constitution.</text:span></text:p>
      <text:p text:style-name="P10"><text:span text:style-name="T4"><text:tab/>Court cases have influenced the government to introduce legislation that changed the law to not only allow domestic surveillance to continue legally but to protect the companies involved at times prior to its legalization. In turn these decisions by the government have influenced the course of many cases, most notably the civil suits against telecommunications companies. The coverage of the press that is willing to talk about the cases serves to amplify their visibility but it remains uncertain to what degree the controversy has broken through to popular consciousness since the initial revelations in 2005. The EFF continues to litigate cases that might expose the program to true judicial scrutiny, such as an appeal to the recent decision against the plaintiffs in </text:span><text:span text:style-name="T1">Jewel, et al. v. National Security Agency </text:span><text:span text:style-name="T4">and the ongoing case of </text:span><text:span text:style-name="T1">Al-Haramain Islamic Foundation et al. v. Obama</text:span><text:span text:style-name="T4">, signaling that a deeper analysis must pay more specific attention to this actor. The government has forced the EFF to continuously change the tactics of their legal challenges by altering the landscape on which those challenges are made.</text:span></text:p>
      <text:p text:style-name="P10"><text:span text:style-name="T4"><text:tab/>The relationship between the government and the telecoms has not changed in any real way save for the significant fact that the Judicial branch can no longer rule that the telecoms were incorrect to participate in the program proposed by the Executive.</text:span></text:p>
      <text:p text:style-name="P10"><text:span text:style-name="T4"><text:tab/></text:span></text:p>
      <text:p text:style-name="P6"/>
      <text:p text:style-name="P6"/>
      <text:p text:style-name="P7">Bibliography</text:p>
      <text:p text:style-name="P8"/>
      <text:p text:style-name="Hanging_20_indent">Grieve, Tim. “What the Times knew, and when it knew it.” <text:span text:style-name="T1">Salon.</text:span> Web. 14 August 2006. &lt;<text:a xlink:type="simple" xlink:href="http://www.salon.com/news/politics/war_room/2006/08/14/times/index.html">http://www.salon.com/news/politics/war_room/2006/08/14/times/index.html</text:a>&gt;</text:p>
      <text:p text:style-name="Hanging_20_indent">Kravets, David. “Obama Sides With Bush in Spy Case<text:span text:style-name="T5">.” </text:span><text:span text:style-name="T2">Wired.com - Threat Level.</text:span><text:span text:style-name="T5"> 22 January 2009. &lt;</text:span><text:a xlink:type="simple" xlink:href="http://www.wired.com/threatlevel/2009/01/obama-sides-wit/"><text:span text:style-name="T5">http://www.wired.com/threatlevel/2009/01/obama-sides-wit/</text:span></text:a><text:span text:style-name="T5">&gt;</text:span></text:p>
      <text:p text:style-name="Hanging_20_indent"><text:span text:style-name="T5">Latour, Bruno. </text:span><text:span text:style-name="T2">Reassembling the Social.</text:span><text:span text:style-name="T5"> Oxford: Oxford University Press, 2005. (Part 1: 1-156).</text:span></text:p>
      <text:p text:style-name="Hanging_20_indent"><text:span text:style-name="T6">Nakashima, Ellen and Dan Eggen. “</text:span><text:span text:style-name="T16">Former CEO Says U.S. Punished Phone Firm.</text:span><text:span text:style-name="T17">” </text:span><text:span text:style-name="T18">The Washington Post.</text:span><text:span text:style-name="T17"> 13 October 2007. &lt;</text:span><text:a xlink:type="simple" xlink:href="http://www.washingtonpost.com/wp-dyn/content/article/2007/10/12/AR2007101202485_pf.html"><text:span text:style-name="T17">http://www.washingtonpost.com/wp-dyn/content/article/2007/10/12/AR2007101202485_pf.html</text:span></text:a><text:span text:style-name="T17">&gt;</text:span></text:p>
      <text:p text:style-name="Hanging_20_indent"><text:span text:style-name="T5">Risen, James and Eric Lichtblau. </text:span><text:span text:style-name="T7">“</text:span><text:span text:style-name="T5">Bush Lets U.S. Spy on Callers Without Courts.” </text:span><text:span text:style-name="T2">The New York Times.</text:span><text:span text:style-name="T5"> 16 December 2005. &lt;</text:span><text:a xlink:type="simple" xlink:href="http://www.nytimes.com/2005/12/16/politics/16program.html"><text:span text:style-name="T5">http://www.nytimes.com/2005/12/16/politics/16program.html</text:span></text:a><text:span text:style-name="T5">&gt; </text:span></text:p>
      <text:p text:style-name="Hanging_20_indent"><text:span text:style-name="T5">Tilly, Charles, and Sidney Tarrow. </text:span><text:span text:style-name="T2">Contentious Politics</text:span><text:span text:style-name="T5">. London: Paradigm Publishers, 2006. (p. 69-109.)</text:span></text:p>
      <text:p text:style-name="Hanging_20_indent"><text:span text:style-name="T5">Williams, Chris</text:span><text:span text:style-name="T8">. “</text:span><text:span text:style-name="T5">NSA beats warrantless wiretap rap.” </text:span><text:span text:style-name="T2">The Register.</text:span><text:span text:style-name="T5"> Web. 22 January 2010 &lt;</text:span><text:a xlink:type="simple" xlink:href="http://www.theregister.co.uk/2010/01/22/nsa_dismissal/"><text:span text:style-name="T5">http://www.theregister.co.uk/2010/01/22/nsa_dismissal/</text:span></text:a><text:span text:style-name="T5">&gt;</text:span></text:p>
      <text:p text:style-name="Standard"><text:span text:style-name="T5"/></text:p>
      <text:p text:style-name="P1"><text:span text:style-name="T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DejaVu Sans" style:font-size-asian="18pt" style:font-weight-asian="bold" style:font-name-complex="Tahoma" style:font-size-complex="18pt"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DejaVu Sans" style:font-size-asian="24pt" style:font-weight-asian="bold" style:font-name-complex="Tahoma" style:font-size-complex="24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2-02T17:59:05</meta:creation-date>
    <dc:date>2010-02-03T06:18:09</dc:date>
    <meta:editing-duration>PT11H55M40S</meta:editing-duration>
    <meta:editing-cycles>25</meta:editing-cycles>
    <meta:generator>OpenOffice.org/3.1$Unix OpenOffice.org_project/310m19$Build-9420</meta:generator>
    <meta:document-statistic meta:table-count="0" meta:image-count="0" meta:object-count="0" meta:page-count="4" meta:paragraph-count="32" meta:word-count="2202" meta:character-count="14311"/>
  </office:meta>
</office:document-meta>
</file>